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Aptos Display" svg:font-family="'Aptos Display'"/>
    <style:font-face style:name="Aptos1" svg:font-family="Apto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apositive_20_de_20_titr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 style:list-style-name="L2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Diapositive_20_de_20_titre-subtitle" style:list-style-name="L2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iapositive_20_de_20_titre-subtitle" style:list-style-name="L2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iapositive_20_de_20_titr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-0.5cm" presentation:class="title" presentation:user-transformed="true">
          <draw:text-box>
            <text:p text:style-name="P1"><text:span text:style-name="T1">Fanorona</text:span></text:p>
          </draw:text-box>
        </draw:frame>
        <draw:frame draw:name="Sous-titre 2" presentation:style-name="pr2" draw:text-style-name="P4" draw:layer="layout" svg:width="25.399cm" svg:height="4.598cm" svg:x="4.233cm" svg:y="8.902cm" presentation:class="subtitle" presentation:user-transformed="true">
          <draw:text-box>
            <text:p text:style-name="P3"><text:span text:style-name="T2">Le fanorona est un jeu de société combinatoire abstrait </text:span><text:span text:style-name="T2">traditionnel de Madagascar. Il existe trois catégories de </text:span><text:span text:style-name="T2">fanorona : le fanoron-telo, le fanoron-dimy et le fanoron-</text:span><text:span text:style-name="T2">tsivy. Les Malgaches en jouent partout, dans le cadre </text:span><text:span text:style-name="T2">familial comme à l'extérieur, dans les villes et les </text:span><text:span text:style-name="T2">campag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ème et défis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5cm" svg:y="-3.5cm" presentation:class="title" presentation:user-transformed="true">
          <draw:text-box>
            <text:p text:style-name="P1"><text:span text:style-name="T1">Problème et défis</text:span></text:p>
          </draw:text-box>
        </draw:frame>
        <draw:frame draw:name="Sous-titre 4" presentation:style-name="pr4" draw:text-style-name="P4" draw:layer="layout" svg:width="32.5cm" svg:height="4cm" svg:x="0.5cm" svg:y="5.5cm">
          <draw:text-box>
            <text:p text:style-name="P3"><text:span text:style-name="T2"><text:s/></text:span><text:span text:style-name="T2">Le fanoron-telo se joue sur un plateau de 3x3. Il suffit de tracer un carré représentant deux diagonales et deux bissectrices. Chaque joueur possède 3 pions, et la ligne horizontal passant par le central appelé “Laka” reste vide.</text:span></text:p>
          </draw:text-box>
        </draw:frame>
        <draw:frame draw:name="Sous-titre 1" presentation:style-name="pr5" draw:text-style-name="P4" draw:layer="layout" svg:width="32.5cm" svg:height="4cm" svg:x="0.5cm" svg:y="11.5cm">
          <draw:text-box>
            <text:p text:style-name="P3"><text:span text:style-name="T2">Le premier utilisateur passe toujours en premier. Et ne peut déplacer que sur le point vide liée a son point de départ. Il faut aligner les 3 pions en horizontale ou en vertical ou encore en diagonale. Mais il faut que tous les pions ont déjà bougé aussi pour gagner une parti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novation et solution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-3.131cm" presentation:class="title" presentation:user-transformed="true">
          <draw:text-box>
            <text:p text:style-name="P1"><text:span text:style-name="T1">Innovation et solution</text:span></text:p>
          </draw:text-box>
        </draw:frame>
        <draw:frame draw:name="Sous-titre 2" presentation:style-name="pr6" draw:text-style-name="P7" draw:layer="layout" svg:width="25.399cm" svg:height="7.598cm" svg:x="4cm" svg:y="6.902cm" presentation:class="subtitle" presentation:user-transformed="true">
          <draw:text-box>
            <text:p text:style-name="P6"><text:span text:style-name="T3">Nous avons mis en place un algorithme bien optimisé pour vérifier tous les déplacements possibles de chaque pion. L’usage de la librairie minilibX pour réaliser le programme nous a permis de gagner du temps, et aussi une nouvelle innovation de coder un jeu sans librairies modernes. Et ça a été un grand défi pour nou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type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-2.631cm" presentation:class="title" presentation:user-transformed="true">
          <draw:text-box>
            <text:p text:style-name="P1"><text:span text:style-name="T1">Prototype</text:span></text:p>
          </draw:text-box>
        </draw:frame>
        <draw:frame draw:name="Sous-titre 3" presentation:style-name="pr6" draw:text-style-name="P7" draw:layer="layout" svg:width="25.399cm" svg:height="4.598cm" svg:x="6.5cm" svg:y="22.402cm" presentation:class="subtitle" presentation:placeholder="true" presentation:user-transformed="true">
          <draw:text-box/>
        </draw:frame>
        <draw:frame draw:name="Sous-titre 5" presentation:style-name="pr6" draw:text-style-name="P7" draw:layer="layout" svg:width="25.399cm" svg:height="4.598cm" svg:x="4cm" svg:y="5cm">
          <draw:text-box>
            <text:p text:style-name="P8"><text:span text:style-name="T3">Vu l’idée de réaliser un programme et non une plateforme web. Nous avons décidé de réaliser le jeu avec le langage C et la minilibX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lents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-2.5cm" presentation:class="title" presentation:user-transformed="true">
          <draw:text-box>
            <text:p text:style-name="P1"><text:span text:style-name="T1">Talents</text:span></text:p>
          </draw:text-box>
        </draw:frame>
        <draw:frame draw:name="Sous-titre 3" presentation:style-name="pr6" draw:text-style-name="P7" draw:layer="layout" svg:width="25.399cm" svg:height="6.994cm" svg:x="4.233cm" svg:y="8.006cm" presentation:class="subtitle" presentation:user-transformed="true">
          <draw:text-box>
            <text:p text:style-name="P6"><text:span text:style-name="T3">Haja : responsable front-end de l’équipe</text:span></text:p>
            <text:p text:style-name="P6"><text:span text:style-name="T3">Elia : dans l’équipe back-end</text:span></text:p>
            <text:p text:style-name="P6"><text:span text:style-name="T3">Niriantso : dans l’équipe back-end</text:span></text:p>
            <text:p text:style-name="P6"><text:span text:style-name="T3">Naval : dans l’équipe back-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Aptos Display" svg:font-family="'Aptos Display'"/>
    <style:font-face style:name="Aptos1" svg:font-family="Apto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1" fo:font-family="Aptos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1" fo:font-family="Aptos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loext:theme loext:name="Thème Office">
        <loext:color-table loext:name="Office">
          <loext:color loext:name="dk1" loext:color="#000000"/>
          <loext:color loext:name="lt1" loext:color="#ffffff"/>
          <loext:color loext:name="dk2" loext:color="#0e2841"/>
          <loext:color loext:name="l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link" loext:color="#467886"/>
          <loext:color loext:name="folHlink" loext:color="#96607d"/>
        </loext:color-table>
      </loext:theme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re</dc:title>
    <meta:initial-creator>Ratovoson Clemence</meta:initial-creator>
    <meta:editing-cycles>3</meta:editing-cycles>
    <meta:creation-date>2024-06-24T12:21:54</meta:creation-date>
    <dc:date>2024-06-24T22:07:57.346603829</dc:date>
    <meta:editing-duration>PT2H1M35S</meta:editing-duration>
    <meta:generator>LibreOffice/7.4.7.2$Linux_X86_64 LibreOffice_project/40$Build-2</meta:generator>
    <meta:document-statistic meta:object-count="43"/>
    <meta:user-defined meta:name="AppVersion">16.0000</meta:user-defined>
    <meta:user-defined meta:name="PresentationFormat">Grand écran</meta:user-defined>
    <meta:user-defined meta:name="Slides" meta:value-type="float">5</meta:user-defined>
  </office:meta>
</office:document-meta>
</file>